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000000010A5762456.png"/>
  <manifest:file-entry manifest:media-type="image/png" manifest:full-path="Pictures/10000201000000110000000F7081A15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S Shell Dlg 2" svg:font-family="'MS Shell Dlg 2'"/>
    <style:font-face style:name="Padauk" svg:font-family="Padauk"/>
    <style:font-face style:name="Tahoma3" svg:font-family="Tahoma"/>
    <style:font-face style:name="F" svg:font-family="" style:font-family-generic="roman"/>
    <style:font-face style:name="Courier New" svg:font-family="'Courier New'" style:font-family-generic="modern" style:font-pitch="fixed"/>
    <style:font-face style:name="Tahoma2" svg:font-family="Tahoma" style:font-pitch="variable"/>
    <style:font-face style:name="Times New Roman3" svg:font-family="'Times New Roman'" style:font-pitch="variable"/>
    <style:font-face style:name="Yunghkio Unicode" svg:font-family="'Yunghkio Unicode'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text-properties style:font-name="Trebuchet MS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5" style:family="paragraph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6" style:family="paragraph">
      <style:text-properties fo:color="#000000" style:font-name="Trebuchet MS" fo:font-size="12pt" fo:font-weight="normal" style:font-size-asian="12pt" style:font-weight-asian="normal" style:font-name-complex="Yunghkio Unicode" style:font-size-complex="12pt" style:font-weight-complex="normal"/>
    </style:style>
    <style:style style:name="P7" style:family="paragraph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P8" style:family="paragraph">
      <style:text-properties fo:color="#2323dc" style:font-name="Trebuchet MS" fo:font-size="10pt" fo:font-weight="normal" style:font-size-asian="10pt" style:font-weight-asian="normal" style:font-name-complex="Yunghkio Unicode" style:font-size-complex="10pt" style:font-weight-complex="normal"/>
    </style:style>
    <style:style style:name="P9" style:family="paragraph">
      <style:text-properties fo:color="#2323dc" style:font-name="Yunghkio Unicode" fo:font-size="10pt" fo:font-weight="normal" style:font-size-asian="10pt" style:font-weight-asian="normal" style:font-name-complex="Zawgyi-One" style:font-size-complex="10pt" style:font-weight-complex="normal"/>
    </style:style>
    <style:style style:name="P10" style:family="paragraph">
      <style:text-properties fo:color="#000000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P11" style:family="paragraph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P12" style:family="paragraph">
      <style:text-properties fo:color="#000000" style:font-name="Yunghkio Unicode" fo:font-size="12pt" fo:font-weight="normal" style:font-size-asian="12pt" style:font-weight-asian="normal" style:font-name-complex="Yunghkio Unicode" style:font-size-complex="12pt" style:font-weight-complex="normal"/>
    </style:style>
    <style:style style:name="P13" style:family="paragraph">
      <style:text-properties fo:color="#000000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P14" style:family="paragraph">
      <style:text-properties fo:color="#2323dc" style:font-name="Yunghkio Unicode" fo:font-size="10pt" fo:font-weight="normal" style:font-size-asian="10pt" style:font-weight-asian="normal" style:font-name-complex="Yunghkio Unicode" style:font-size-complex="10pt" style:font-weight-complex="normal"/>
    </style:style>
    <style:style style:name="P15" style:family="paragraph">
      <style:paragraph-properties style:text-autospace="none"/>
      <style:text-properties style:font-name="Padauk" fo:font-size="9pt" style:font-name-asian="Padauk" style:font-size-asian="9pt" style:font-name-complex="Padauk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rebuchet MS"/>
    </style:style>
    <style:style style:name="T3" style:family="text">
      <style:text-properties style:font-name="Trebuchet MS" fo:font-weight="normal" style:font-weight-asian="normal" style:font-weight-complex="normal"/>
    </style:style>
    <style:style style:name="T4" style:family="text">
      <style:text-properties fo:color="#4c4c4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5" style:family="text">
      <style:text-properties fo:color="#2323dc" style:font-name="Trebuchet MS" fo:font-size="10pt" fo:font-weight="bold" style:font-size-asian="10pt" style:font-weight-asian="bold" style:font-name-complex="Zawgyi-One" style:font-size-complex="10pt" style:font-weight-complex="bold"/>
    </style:style>
    <style:style style:name="T6" style:family="text">
      <style:text-properties fo:color="#000000" style:font-name="Trebuchet MS" fo:font-size="12pt" fo:font-weight="normal" style:font-size-asian="12pt" style:font-weight-asian="normal" style:font-name-complex="Yunghkio Unicode" style:font-size-complex="12pt" style:font-weight-complex="normal"/>
    </style:style>
    <style:style style:name="T7" style:family="text">
      <style:text-properties fo:color="#4c4c4c" style:font-name="Courier New" fo:font-size="10pt" fo:font-weight="bold" style:font-size-asian="10pt" style:font-weight-asian="bold" style:font-name-complex="Zawgyi-One" style:font-size-complex="10pt" style:font-weight-complex="bold"/>
    </style:style>
    <style:style style:name="T8" style:family="text">
      <style:text-properties fo:color="#2323dc" style:font-name="Trebuchet MS" fo:font-size="10pt" fo:font-weight="normal" style:font-size-asian="10pt" style:font-weight-asian="normal" style:font-name-complex="Yunghkio Unicode" style:font-size-complex="10pt" style:font-weight-complex="normal"/>
    </style:style>
    <style:style style:name="T9" style:family="text">
      <style:text-properties fo:color="#2323dc" style:font-name="Yunghkio Unicode" fo:font-size="10pt" fo:font-weight="normal" style:font-size-asian="10pt" style:font-weight-asian="normal" style:font-name-complex="Zawgyi-One" style:font-size-complex="10pt" style:font-weight-complex="normal"/>
    </style:style>
    <style:style style:name="T10" style:family="text">
      <style:text-properties fo:color="#000000" style:font-name="Trebuchet MS" fo:font-size="12pt" fo:font-weight="normal" style:font-size-asian="12pt" style:font-weight-asian="normal" style:font-name-complex="Zawgyi-One" style:font-size-complex="12pt" style:font-weight-complex="normal"/>
    </style:style>
    <style:style style:name="T11" style:family="text">
      <style:text-properties fo:color="#2323dc" style:font-name="Trebuchet MS" fo:font-size="10pt" fo:font-weight="normal" style:font-size-asian="10pt" style:font-weight-asian="normal" style:font-name-complex="Zawgyi-One" style:font-size-complex="10pt" style:font-weight-complex="normal"/>
    </style:style>
    <style:style style:name="T12" style:family="text">
      <style:text-properties fo:color="#000000" style:font-name="Yunghkio Unicode" fo:font-size="12pt" fo:font-weight="normal" style:font-size-asian="12pt" style:font-weight-asian="normal" style:font-name-complex="Yunghkio Unicode" style:font-size-complex="12pt" style:font-weight-complex="normal"/>
    </style:style>
    <style:style style:name="T13" style:family="text">
      <style:text-properties fo:color="#2323dc" style:font-name="Yunghkio Unicode" fo:font-size="10pt" fo:font-weight="normal" style:font-size-asian="10pt" style:font-weight-asian="normal" style:font-name-complex="Yunghkio Unicode" style:font-size-complex="10pt" style:font-weight-complex="normal"/>
    </style:style>
    <style:style style:name="T14" style:family="text">
      <style:text-properties fo:color="#2323dc" style:font-name="Trebuchet MS" fo:font-size="10pt" fo:font-weight="normal" style:font-name-asian="Andale Sans UI" style:font-size-asian="10pt" style:font-weight-asian="normal" style:font-name-complex="Yunghkio Unicode" style:font-size-complex="10pt" style:font-weight-complex="normal"/>
    </style:style>
    <style:style style:name="T15" style:family="text">
      <style:text-properties fo:color="#2323dc" style:font-name="Trebuchet MS" fo:font-size="10pt" fo:font-weight="normal" style:font-name-asian="Padauk" style:font-size-asian="10pt" style:font-weight-asian="normal" style:font-name-complex="Yunghkio Unicode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8080" draw:fill="gradient" draw:fill-color="#ffffff" draw:fill-gradient-name="Button2" draw:textarea-horizontal-align="justify" draw:textarea-vertical-align="middle" draw:auto-grow-height="false" fo:padding-top="0.0098in" fo:padding-bottom="0.0098in" fo:padding-left="0.0098in" fo:padding-right="0.0098in" draw:shadow-offset-x="0.1201in" draw:shadow-offset-y="0.1201in" style:run-through="foreground"/>
    </style:style>
    <style:style style:name="gr4" style:family="graphic">
      <style:graphic-properties draw:stroke="none" svg:stroke-color="#000000" draw:fill="none" draw:fill-color="#ffffff" draw:textarea-horizontal-align="center" draw:textarea-vertical-align="middle" draw:auto-grow-height="false" fo:min-height="0.302in" style:run-through="foreground"/>
    </style:style>
    <style:style style:name="gr5" style:family="graphic">
      <style:graphic-properties draw:stroke="none" svg:stroke-color="#000000" draw:fill="none" draw:fill-color="#ffffff" draw:textarea-horizontal-align="left" draw:textarea-vertical-align="middle" draw:auto-grow-height="false" fo:min-height="0.302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5.7598in" svg:y="2.0299in" svg:width="0.1665in" svg:height="0.1665in" draw:z-index="16"><draw:image xlink:href="Pictures/100002000000001000000010A5762456.png" xlink:type="simple" xlink:show="embed" xlink:actuate="onLoad"/></draw:frame><draw:frame draw:style-name="fr2" draw:name="graphics2" text:anchor-type="paragraph" svg:x="5.1319in" svg:y="2.0299in" svg:width="0.1772in" svg:height="0.1563in" draw:z-index="15"><draw:image xlink:href="Pictures/10000201000000110000000F7081A154.png" xlink:type="simple" xlink:show="embed" xlink:actuate="onLoad"/></draw:frame><draw:custom-shape text:anchor-type="paragraph" draw:z-index="11" draw:style-name="gr1" svg:width="0.585in" svg:height="0.4303in" svg:x="5.5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1" svg:width="0.585in" svg:height="0.4303in" svg:x="4.9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13" draw:style-name="gr2"><draw:custom-shape draw:style-name="gr3" svg:width="0.585in" svg:height="0.4303in" svg:x="4.3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4.361in" svg:y="1.9657in"><draw:text-box><text:p><text:span text:style-name="T4">Alt</text:span></text:p></draw:text-box></draw:frame></draw:g><draw:g text:anchor-type="paragraph" draw:z-index="10" draw:style-name="gr2"><draw:custom-shape draw:style-name="gr3" svg:width="0.585in" svg:height="0.4303in" svg:x="6.1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6.2209in" svg:y="1.9657in"><draw:text-box><text:p><text:span text:style-name="T4">Ctrl</text:span></text:p></draw:text-box></draw:frame></draw:g><draw:custom-shape text:anchor-type="paragraph" draw:z-index="0" draw:style-name="gr1" svg:width="0.585in" svg:height="0.4303in" svg:x="0.6402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9" draw:style-name="gr2"><draw:custom-shape draw:style-name="gr3" svg:width="0.585in" svg:height="0.4303in" svg:x="0.0201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0.0811in" svg:y="1.9657in"><draw:text-box><text:p><text:span text:style-name="T4">Ctrl</text:span></text:p></draw:text-box></draw:frame></draw:g><draw:g text:anchor-type="paragraph" draw:z-index="7" draw:style-name="gr2"><draw:custom-shape draw:style-name="gr3" svg:width="0.585in" svg:height="0.4303in" svg:x="1.2598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24in" svg:height="0.3024in" svg:x="1.3209in" svg:y="1.9657in"><draw:text-box><text:p><text:span text:style-name="T4">Alt</text:span></text:p></draw:text-box></draw:frame></draw:g><draw:frame draw:style-name="fr2" draw:name="graphics1" text:anchor-type="paragraph" svg:x="0.8402in" svg:y="2.0299in" svg:width="0.1772in" svg:height="0.1563in" draw:z-index="8"><draw:image xlink:href="Pictures/10000201000000110000000F7081A154.png" xlink:type="simple" xlink:show="embed" xlink:actuate="onLoad"/></draw:frame><draw:g text:anchor-type="paragraph" draw:z-index="1" draw:style-name="gr2"><draw:custom-shape draw:style-name="gr3" svg:width="0.6524in" svg:height="0.4303in" svg:x="6.0953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3421in" svg:height="0.3024in" svg:x="6.2406in" svg:y="0.1in"><draw:text-box><text:p><text:span text:style-name="T4">Back</text:span></text:p></draw:text-box></draw:frame></draw:g><draw:g text:anchor-type="paragraph" draw:z-index="3" draw:style-name="gr2"><draw:custom-shape draw:style-name="gr3" svg:width="0.7831in" svg:height="0.4303in" svg:x="5.9752in" svg:y="0.961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4" svg:width="0.4531in" svg:height="0.3024in" svg:x="6.1406in" svg:y="1.0299in"><draw:text-box><text:p><text:span text:style-name="T4">Enter</text:span></text:p></draw:text-box></draw:frame></draw:g><draw:g text:anchor-type="paragraph" draw:z-index="6" draw:style-name="gr2"><draw:custom-shape draw:style-name="gr3" svg:width="0.9961in" svg:height="0.4303in" svg:x="5.7516in" svg:y="1.425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5" svg:width="0.576in" svg:height="0.3024in" svg:x="5.9299in" svg:y="1.5in"><draw:text-box><text:p><text:span text:style-name="T5">Shift</text:span></text:p></draw:text-box></draw:frame></draw:g><draw:g text:anchor-type="paragraph" draw:z-index="4" draw:style-name="gr2"><draw:custom-shape draw:style-name="gr3" svg:width="0.7705in" svg:height="0.4303in" svg:x="0.0299in" svg:y="0.95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7205in" svg:height="0.3024in" svg:x="0.1in" svg:y="1.0299in"><draw:text-box><text:p><text:span text:style-name="T4">Caps Lock</text:span></text:p></draw:text-box></draw:frame></draw:g><draw:g text:anchor-type="paragraph" draw:z-index="2" draw:style-name="gr2"><draw:custom-shape draw:style-name="gr3" svg:width="0.6598in" svg:height="0.4205in" svg:x="0.0299in" svg:y="0.5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4" svg:width="0.3323in" svg:height="0.3024in" svg:x="0.25in" svg:y="0.5701in"><draw:text-box><text:p><text:span text:style-name="T4">Tab</text:span></text:p></draw:text-box></draw:frame></draw:g><draw:g text:anchor-type="paragraph" draw:z-index="17" draw:style-name="gr2"><draw:custom-shape draw:style-name="gr3" svg:width="0.4303in" svg:height="0.4303in" svg:x="0.4925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6299in" svg:y="0.1902in"><draw:text-box><text:p><text:span text:style-name="T6">႑</text:span></text:p></draw:text-box></draw:frame><draw:frame draw:style-name="gr5" draw:text-style-name="P7" svg:width="0.1685in" svg:height="0.3024in" svg:x="0.5299in" svg:y="0.2217in"><draw:text-box><text:p><text:span text:style-name="T7">1</text:span></text:p></draw:text-box></draw:frame><draw:frame draw:style-name="gr4" draw:text-style-name="P8" svg:width="0.3012in" svg:height="0.3024in" svg:x="0.6299in" svg:y="0in"><draw:text-box><text:p><text:span text:style-name="T8">၁</text:span></text:p></draw:text-box></draw:frame></draw:g><draw:g text:anchor-type="paragraph" draw:z-index="18" draw:style-name="gr2"><draw:custom-shape draw:style-name="gr3" svg:width="0.4303in" svg:height="0.4303in" svg:x="0.9598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0972in" svg:y="0.1902in"><draw:text-box><text:p><text:span text:style-name="T6">႒</text:span></text:p></draw:text-box></draw:frame><draw:frame draw:style-name="gr5" draw:text-style-name="P7" svg:width="0.1685in" svg:height="0.3024in" svg:x="0.9972in" svg:y="0.2217in"><draw:text-box><text:p><text:span text:style-name="T7">2</text:span></text:p></draw:text-box></draw:frame><draw:frame draw:style-name="gr4" draw:text-style-name="P8" svg:width="0.3012in" svg:height="0.3024in" svg:x="1.0972in" svg:y="0in"><draw:text-box><text:p><text:span text:style-name="T8">၂</text:span></text:p></draw:text-box></draw:frame></draw:g><draw:g text:anchor-type="paragraph" draw:z-index="19" draw:style-name="gr2"><draw:custom-shape draw:style-name="gr3" svg:width="0.4303in" svg:height="0.4303in" svg:x="1.4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5673in" svg:y="0.1902in"><draw:text-box><text:p><text:span text:style-name="T6">႓</text:span></text:p></draw:text-box></draw:frame><draw:frame draw:style-name="gr5" draw:text-style-name="P7" svg:width="0.1685in" svg:height="0.3024in" svg:x="1.4673in" svg:y="0.2217in"><draw:text-box><text:p><text:span text:style-name="T7">3</text:span></text:p></draw:text-box></draw:frame><draw:frame draw:style-name="gr4" draw:text-style-name="P8" svg:width="0.3012in" svg:height="0.3024in" svg:x="1.5673in" svg:y="0in"><draw:text-box><text:p><text:span text:style-name="T8">၃</text:span></text:p></draw:text-box></draw:frame></draw:g><draw:g text:anchor-type="paragraph" draw:z-index="20" draw:style-name="gr2"><draw:custom-shape draw:style-name="gr3" svg:width="0.4303in" svg:height="0.4303in" svg:x="1.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0374in" svg:y="0.1902in"><draw:text-box><text:p><text:span text:style-name="T6">႔</text:span></text:p></draw:text-box></draw:frame><draw:frame draw:style-name="gr5" draw:text-style-name="P7" svg:width="0.1685in" svg:height="0.3024in" svg:x="1.9374in" svg:y="0.2217in"><draw:text-box><text:p><text:span text:style-name="T7">4</text:span></text:p></draw:text-box></draw:frame><draw:frame draw:style-name="gr4" draw:text-style-name="P8" svg:width="0.3012in" svg:height="0.3024in" svg:x="2.0374in" svg:y="0in"><draw:text-box><text:p><text:span text:style-name="T8">၄</text:span></text:p></draw:text-box></draw:frame></draw:g><draw:g text:anchor-type="paragraph" draw:z-index="21" draw:style-name="gr2"><draw:custom-shape draw:style-name="gr3" svg:width="0.4303in" svg:height="0.4303in" svg:x="2.3717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5091in" svg:y="0.1902in"><draw:text-box><text:p><text:span text:style-name="T6">႕</text:span></text:p></draw:text-box></draw:frame><draw:frame draw:style-name="gr5" draw:text-style-name="P7" svg:width="0.1685in" svg:height="0.3024in" svg:x="2.4091in" svg:y="0.2217in"><draw:text-box><text:p><text:span text:style-name="T7">5</text:span></text:p></draw:text-box></draw:frame><draw:frame draw:style-name="gr4" draw:text-style-name="P9" svg:width="0.3012in" svg:height="0.3024in" svg:x="2.5091in" svg:y="0in"><draw:text-box><text:p><text:span text:style-name="T9">၅</text:span></text:p></draw:text-box></draw:frame></draw:g><draw:g text:anchor-type="paragraph" draw:z-index="22" draw:style-name="gr2"><draw:custom-shape draw:style-name="gr3" svg:width="0.4303in" svg:height="0.4303in" svg:x="2.838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9756in" svg:y="0.1902in"><draw:text-box><text:p><text:span text:style-name="T6">႖</text:span></text:p></draw:text-box></draw:frame><draw:frame draw:style-name="gr5" draw:text-style-name="P7" svg:width="0.1685in" svg:height="0.3024in" svg:x="2.8756in" svg:y="0.2217in"><draw:text-box><text:p><text:span text:style-name="T7">6</text:span></text:p></draw:text-box></draw:frame><draw:frame draw:style-name="gr4" draw:text-style-name="P9" svg:width="0.3012in" svg:height="0.3024in" svg:x="2.9756in" svg:y="0in"><draw:text-box><text:p><text:span text:style-name="T9">၆</text:span></text:p></draw:text-box></draw:frame></draw:g><draw:custom-shape text:anchor-type="paragraph" draw:z-index="14" draw:style-name="gr1" svg:width="2.3803in" svg:height="0.4303in" svg:x="1.8799in" svg:y="1.8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text:anchor-type="paragraph" draw:z-index="23" draw:style-name="gr2"><draw:custom-shape draw:style-name="gr3" svg:width="0.4303in" svg:height="0.4303in" svg:x="3.3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4394in" svg:y="0.1902in"><draw:text-box><text:p><text:span text:style-name="T6">႗</text:span></text:p></draw:text-box></draw:frame><draw:frame draw:style-name="gr5" draw:text-style-name="P7" svg:width="0.1685in" svg:height="0.3024in" svg:x="3.3394in" svg:y="0.2217in"><draw:text-box><text:p><text:span text:style-name="T7">7</text:span></text:p></draw:text-box></draw:frame><draw:frame draw:style-name="gr4" draw:text-style-name="P8" svg:width="0.3012in" svg:height="0.3024in" svg:x="3.4394in" svg:y="0in"><draw:text-box><text:p><text:span text:style-name="T8">၇</text:span></text:p></draw:text-box></draw:frame></draw:g><draw:g text:anchor-type="paragraph" draw:z-index="24" draw:style-name="gr2"><draw:custom-shape draw:style-name="gr3" svg:width="0.4303in" svg:height="0.4303in" svg:x="3.7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9063in" svg:y="0.1902in"><draw:text-box><text:p><text:span text:style-name="T6">႘</text:span></text:p></draw:text-box></draw:frame><draw:frame draw:style-name="gr5" draw:text-style-name="P7" svg:width="0.1685in" svg:height="0.3024in" svg:x="3.8063in" svg:y="0.2217in"><draw:text-box><text:p><text:span text:style-name="T7">8</text:span></text:p></draw:text-box></draw:frame><draw:frame draw:style-name="gr4" draw:text-style-name="P8" svg:width="0.3012in" svg:height="0.3024in" svg:x="3.9063in" svg:y="0in"><draw:text-box><text:p><text:span text:style-name="T8">၈</text:span></text:p></draw:text-box></draw:frame></draw:g><draw:g text:anchor-type="paragraph" draw:z-index="25" draw:style-name="gr2"><draw:custom-shape draw:style-name="gr3" svg:width="0.4303in" svg:height="0.4303in" svg:x="4.2354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3728in" svg:y="0.1902in"><draw:text-box><text:p><text:span text:style-name="T6">႙</text:span></text:p></draw:text-box></draw:frame><draw:frame draw:style-name="gr5" draw:text-style-name="P7" svg:width="0.1685in" svg:height="0.3024in" svg:x="4.2728in" svg:y="0.2217in"><draw:text-box><text:p><text:span text:style-name="T7">9</text:span></text:p></draw:text-box></draw:frame><draw:frame draw:style-name="gr4" draw:text-style-name="P9" svg:width="0.3012in" svg:height="0.3024in" svg:x="4.3728in" svg:y="0in"><draw:text-box><text:p><text:span text:style-name="T9">၉</text:span></text:p></draw:text-box></draw:frame></draw:g><draw:g text:anchor-type="paragraph" draw:z-index="26" draw:style-name="gr2"><draw:custom-shape draw:style-name="gr3" svg:width="0.4303in" svg:height="0.4303in" svg:x="4.702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8394in" svg:y="0.1902in"><draw:text-box><text:p><text:span text:style-name="T6">႐</text:span></text:p></draw:text-box></draw:frame><draw:frame draw:style-name="gr5" draw:text-style-name="P7" svg:width="0.1685in" svg:height="0.3024in" svg:x="4.7394in" svg:y="0.2217in"><draw:text-box><text:p><text:span text:style-name="T7">0</text:span></text:p></draw:text-box></draw:frame><draw:frame draw:style-name="gr4" draw:text-style-name="P9" svg:width="0.3012in" svg:height="0.3024in" svg:x="4.8394in" svg:y="0in"><draw:text-box><text:p><text:span text:style-name="T9">၀</text:span></text:p></draw:text-box></draw:frame></draw:g><draw:g text:anchor-type="paragraph" draw:z-index="27" draw:style-name="gr2"><draw:custom-shape draw:style-name="gr3" svg:width="0.4303in" svg:height="0.4303in" svg:x="5.168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3063in" svg:y="0.1902in"><draw:text-box><text:p><text:span text:style-name="T10">-</text:span></text:p></draw:text-box></draw:frame><draw:frame draw:style-name="gr5" draw:text-style-name="P7" svg:width="0.1685in" svg:height="0.3024in" svg:x="5.2063in" svg:y="0.2217in"><draw:text-box><text:p><text:span text:style-name="T7">-</text:span></text:p></draw:text-box></draw:frame><draw:frame draw:style-name="gr4" draw:text-style-name="P11" svg:width="0.3012in" svg:height="0.3024in" svg:x="5.3063in" svg:y="0in"><draw:text-box><text:p><text:span text:style-name="T11">_</text:span></text:p></draw:text-box></draw:frame></draw:g><draw:g text:anchor-type="paragraph" draw:z-index="28" draw:style-name="gr2"><draw:custom-shape draw:style-name="gr3" svg:width="0.4303in" svg:height="0.4303in" svg:x="5.6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7673in" svg:y="0.1902in"><draw:text-box><text:p><text:span text:style-name="T10">=</text:span></text:p></draw:text-box></draw:frame><draw:frame draw:style-name="gr5" draw:text-style-name="P7" svg:width="0.1685in" svg:height="0.3024in" svg:x="5.6673in" svg:y="0.2217in"><draw:text-box><text:p><text:span text:style-name="T7">=</text:span></text:p></draw:text-box></draw:frame><draw:frame draw:style-name="gr4" draw:text-style-name="P11" svg:width="0.3012in" svg:height="0.3024in" svg:x="5.7673in" svg:y="0in"><draw:text-box><text:p><text:span text:style-name="T11">+</text:span></text:p></draw:text-box></draw:frame></draw:g><draw:g text:anchor-type="paragraph" draw:z-index="62" draw:style-name="gr2"><draw:custom-shape draw:style-name="gr3" svg:width="0.4303in" svg:height="0.4303in" svg:x="0.0299in" svg:y="0.03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1673in" svg:y="0.1902in"><draw:text-box><text:p><text:span text:style-name="T6">`</text:span></text:p></draw:text-box></draw:frame><draw:frame draw:style-name="gr5" draw:text-style-name="P7" svg:width="0.1685in" svg:height="0.3024in" svg:x="0.0673in" svg:y="0.2217in"><draw:text-box><text:p><text:span text:style-name="T7">`</text:span></text:p></draw:text-box></draw:frame><draw:frame draw:style-name="gr4" draw:text-style-name="P8" svg:width="0.3012in" svg:height="0.3024in" svg:x="0.1673in" svg:y="0in"><draw:text-box><text:p><text:span text:style-name="T8">~</text:span></text:p></draw:text-box></draw:frame></draw:g></text:p>
      <text:p text:style-name="Standard"/>
      <text:p text:style-name="Standard"><draw:g text:anchor-type="paragraph" draw:z-index="29" draw:style-name="gr2"><draw:custom-shape draw:style-name="gr3" svg:width="0.4303in" svg:height="0.4303in" svg:x="0.7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0.8575in" svg:y="0.2701in"><draw:text-box><text:p><text:span text:style-name="T6">ၸ</text:span></text:p></draw:text-box></draw:frame><draw:frame draw:style-name="gr5" draw:text-style-name="P7" svg:width="0.1685in" svg:height="0.3024in" svg:x="0.7575in" svg:y="0.3016in"><draw:text-box><text:p><text:span text:style-name="T7">Q</text:span></text:p></draw:text-box></draw:frame><draw:frame draw:style-name="gr4" draw:text-style-name="P8" svg:width="0.3012in" svg:height="0.3024in" svg:x="0.8575in" svg:y="0.0799in"><draw:text-box><text:p><text:span text:style-name="T8">ၹ</text:span></text:p></draw:text-box></draw:frame></draw:g><draw:g text:anchor-type="paragraph" draw:z-index="30" draw:style-name="gr2"><draw:custom-shape draw:style-name="gr3" svg:width="0.4303in" svg:height="0.4303in" svg:x="1.187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3248in" svg:y="0.2709in"><draw:text-box><text:p><text:span text:style-name="T6">တ</text:span></text:p></draw:text-box></draw:frame><draw:frame draw:style-name="gr5" draw:text-style-name="P7" svg:width="0.1685in" svg:height="0.3024in" svg:x="1.2248in" svg:y="0.3024in"><draw:text-box><text:p><text:span text:style-name="T7">W</text:span></text:p></draw:text-box></draw:frame><draw:frame draw:style-name="gr4" draw:text-style-name="P8" svg:width="0.3012in" svg:height="0.3024in" svg:x="1.3248in" svg:y="0.0807in"><draw:text-box><text:p><text:span text:style-name="T8">ၻ</text:span></text:p></draw:text-box></draw:frame></draw:g><draw:g text:anchor-type="paragraph" draw:z-index="31" draw:style-name="gr2"><draw:custom-shape draw:style-name="gr3" svg:width="0.4303in" svg:height="0.4303in" svg:x="1.65in" svg:y="0.109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7874in" svg:y="0.2661in"><draw:text-box><text:p><text:span text:style-name="T6">ၼ</text:span></text:p></draw:text-box></draw:frame><draw:frame draw:style-name="gr5" draw:text-style-name="P7" svg:width="0.1685in" svg:height="0.3024in" svg:x="1.6874in" svg:y="0.2972in"><draw:text-box><text:p><text:span text:style-name="T7">E</text:span></text:p></draw:text-box></draw:frame></draw:g><draw:g text:anchor-type="paragraph" draw:z-index="32" draw:style-name="gr2"><draw:custom-shape draw:style-name="gr3" svg:width="0.4303in" svg:height="0.4303in" svg:x="2.1209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2583in" svg:y="0.2665in"><draw:text-box><text:p><text:span text:style-name="T6">မ</text:span></text:p></draw:text-box></draw:frame><draw:frame draw:style-name="gr5" draw:text-style-name="P7" svg:width="0.1685in" svg:height="0.3024in" svg:x="2.1583in" svg:y="0.298in"><draw:text-box><text:p><text:span text:style-name="T7">R</text:span></text:p></draw:text-box></draw:frame><draw:frame draw:style-name="gr4" draw:text-style-name="P8" svg:width="0.3012in" svg:height="0.3024in" svg:x="2.2583in" svg:y="0.0764in"><draw:text-box><text:p><text:span text:style-name="T8">႞</text:span></text:p></draw:text-box></draw:frame></draw:g><draw:g text:anchor-type="paragraph" draw:z-index="33" draw:style-name="gr2"><draw:custom-shape draw:style-name="gr3" svg:width="0.4303in" svg:height="0.4303in" svg:x="2.5902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7276in" svg:y="0.2701in"><draw:text-box><text:p><text:span text:style-name="T6">ဢ</text:span></text:p></draw:text-box></draw:frame><draw:frame draw:style-name="gr5" draw:text-style-name="P7" svg:width="0.1685in" svg:height="0.3024in" svg:x="2.6276in" svg:y="0.3016in"><draw:text-box><text:p><text:span text:style-name="T7">T</text:span></text:p></draw:text-box></draw:frame><draw:frame draw:style-name="gr4" draw:text-style-name="P8" svg:width="0.3012in" svg:height="0.3024in" svg:x="2.7276in" svg:y="0.0799in"><draw:text-box><text:p><text:span text:style-name="T8">႟</text:span></text:p></draw:text-box></draw:frame></draw:g><draw:g text:anchor-type="paragraph" draw:z-index="34" draw:style-name="gr2"><draw:custom-shape draw:style-name="gr3" svg:width="0.4303in" svg:height="0.4303in" svg:x="3.0543in" svg:y="0.11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1917in" svg:y="0.2665in"><draw:text-box><text:p><text:span text:style-name="T6">ပ</text:span></text:p></draw:text-box></draw:frame><draw:frame draw:style-name="gr5" draw:text-style-name="P7" svg:width="0.1685in" svg:height="0.3024in" svg:x="3.0917in" svg:y="0.298in"><draw:text-box><text:p><text:span text:style-name="T7">Y</text:span></text:p></draw:text-box></draw:frame><draw:frame draw:style-name="gr4" draw:text-style-name="P8" svg:width="0.3012in" svg:height="0.3024in" svg:x="3.1917in" svg:y="0.0764in"><draw:text-box><text:p><text:span text:style-name="T8">ၿ</text:span></text:p></draw:text-box></draw:frame></draw:g><draw:g text:anchor-type="paragraph" draw:z-index="35" draw:style-name="gr2"><draw:custom-shape draw:style-name="gr3" svg:width="0.4303in" svg:height="0.4303in" svg:x="3.5201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6575in" svg:y="0.2701in"><draw:text-box><text:p><text:span text:style-name="T6">ၵ</text:span></text:p></draw:text-box></draw:frame><draw:frame draw:style-name="gr5" draw:text-style-name="P7" svg:width="0.1685in" svg:height="0.3024in" svg:x="3.5575in" svg:y="0.3016in"><draw:text-box><text:p><text:span text:style-name="T7">U</text:span></text:p></draw:text-box></draw:frame><draw:frame draw:style-name="gr4" draw:text-style-name="P8" svg:width="0.3012in" svg:height="0.3024in" svg:x="3.6575in" svg:y="0.0799in"><draw:text-box><text:p><text:span text:style-name="T8">ၷ</text:span></text:p></draw:text-box></draw:frame></draw:g><draw:g text:anchor-type="paragraph" draw:z-index="36" draw:style-name="gr2"><draw:custom-shape draw:style-name="gr3" svg:width="0.4303in" svg:height="0.4303in" svg:x="4.45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5874in" svg:y="0.2701in"><draw:text-box><text:p><text:span text:style-name="T6">သ</text:span></text:p></draw:text-box></draw:frame><draw:frame draw:style-name="gr5" draw:text-style-name="P7" svg:width="0.1685in" svg:height="0.3024in" svg:x="4.4874in" svg:y="0.3016in"><draw:text-box><text:p><text:span text:style-name="T7">O</text:span></text:p></draw:text-box></draw:frame><draw:frame draw:style-name="gr4" draw:text-style-name="P8" svg:width="0.3012in" svg:height="0.3024in" svg:x="4.5874in" svg:y="0.0799in"><draw:text-box><text:p><text:span text:style-name="T8">ဝ</text:span></text:p></draw:text-box></draw:frame></draw:g><draw:g text:anchor-type="paragraph" draw:z-index="37" draw:style-name="gr2"><draw:custom-shape draw:style-name="gr3" svg:width="0.4303in" svg:height="0.4303in" svg:x="4.9075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5.0449in" svg:y="0.2709in"><draw:text-box><text:p><text:span text:style-name="T6">ႁ</text:span></text:p></draw:text-box></draw:frame><draw:frame draw:style-name="gr5" draw:text-style-name="P7" svg:width="0.1685in" svg:height="0.3024in" svg:x="4.9449in" svg:y="0.3024in"><draw:text-box><text:p><text:span text:style-name="T7">P</text:span></text:p></draw:text-box></draw:frame><draw:frame draw:style-name="gr4" draw:text-style-name="P8" svg:width="0.3012in" svg:height="0.3024in" svg:x="5.0449in" svg:y="0.0807in"><draw:text-box><text:p><text:span text:style-name="T8">ႀ</text:span></text:p></draw:text-box></draw:frame></draw:g><draw:g text:anchor-type="paragraph" draw:z-index="38" draw:style-name="gr2"><draw:custom-shape draw:style-name="gr3" svg:width="0.4303in" svg:height="0.4303in" svg:x="5.374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5118in" svg:y="0.2709in"><draw:text-box><text:p><text:span text:style-name="T10">[</text:span></text:p></draw:text-box></draw:frame><draw:frame draw:style-name="gr5" draw:text-style-name="P7" svg:width="0.1685in" svg:height="0.3024in" svg:x="5.4118in" svg:y="0.3024in"><draw:text-box><text:p><text:span text:style-name="T7">[</text:span></text:p></draw:text-box></draw:frame><draw:frame draw:style-name="gr4" draw:text-style-name="P11" svg:width="0.3012in" svg:height="0.3024in" svg:x="5.5118in" svg:y="0.0807in"><draw:text-box><text:p><text:span text:style-name="T11">{</text:span></text:p></draw:text-box></draw:frame></draw:g><draw:g text:anchor-type="paragraph" draw:z-index="39" draw:style-name="gr2"><draw:custom-shape draw:style-name="gr3" svg:width="0.4303in" svg:height="0.4303in" svg:x="6.3091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6.4465in" svg:y="0.2709in"><draw:text-box><text:p><text:span text:style-name="T10">\</text:span></text:p></draw:text-box></draw:frame><draw:frame draw:style-name="gr5" draw:text-style-name="P7" svg:width="0.1685in" svg:height="0.3024in" svg:x="6.3465in" svg:y="0.3024in"><draw:text-box><text:p><text:span text:style-name="T7">\</text:span></text:p></draw:text-box></draw:frame><draw:frame draw:style-name="gr4" draw:text-style-name="P11" svg:width="0.3012in" svg:height="0.3024in" svg:x="6.4465in" svg:y="0.0807in"><draw:text-box><text:p><text:span text:style-name="T11">|</text:span></text:p></draw:text-box></draw:frame></draw:g><draw:g text:anchor-type="paragraph" draw:z-index="61" draw:style-name="gr2"><draw:custom-shape draw:style-name="gr3" svg:width="0.4303in" svg:height="0.4303in" svg:x="5.8354in" svg:y="0.1146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9728in" svg:y="0.2709in"><draw:text-box><text:p><text:span text:style-name="T10">]</text:span></text:p></draw:text-box></draw:frame><draw:frame draw:style-name="gr5" draw:text-style-name="P7" svg:width="0.1685in" svg:height="0.3024in" svg:x="5.8728in" svg:y="0.3024in"><draw:text-box><text:p><text:span text:style-name="T7">]</text:span></text:p></draw:text-box></draw:frame><draw:frame draw:style-name="gr4" draw:text-style-name="P11" svg:width="0.3012in" svg:height="0.3024in" svg:x="5.9728in" svg:y="0.0807in"><draw:text-box><text:p><text:span text:style-name="T11">}</text:span></text:p></draw:text-box></draw:frame></draw:g><draw:g text:anchor-type="paragraph" draw:z-index="63" draw:style-name="gr2"><draw:custom-shape draw:style-name="gr3" svg:width="0.4303in" svg:height="0.4303in" svg:x="3.9799in" svg:y="0.1138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1173in" svg:y="0.2701in"><draw:text-box><text:p><text:span text:style-name="T6">င</text:span></text:p></draw:text-box></draw:frame><draw:frame draw:style-name="gr5" draw:text-style-name="P7" svg:width="0.1685in" svg:height="0.3024in" svg:x="4.0173in" svg:y="0.3016in"><draw:text-box><text:p><text:span text:style-name="T7">I</text:span></text:p></draw:text-box></draw:frame><draw:frame draw:style-name="gr4" draw:text-style-name="P8" svg:width="0.3012in" svg:height="0.3024in" svg:x="4.1173in" svg:y="0.0799in"><draw:text-box><text:p text:style-name="P15"><text:span text:style-name="T15">ရ</text:span></text:p></draw:text-box></draw:frame></draw:g></text:p>
      <text:p text:style-name="Standard"/>
      <text:p text:style-name="Standard"><draw:g text:anchor-type="paragraph" draw:z-index="40" draw:style-name="gr2"><draw:custom-shape draw:style-name="gr3" svg:width="0.4303in" svg:height="0.4303in" svg:x="0.8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2" svg:width="0.3012in" svg:height="0.3024in" svg:x="0.9776in" svg:y="0.35in"><draw:text-box><text:p><text:span text:style-name="T12">ေ</text:span></text:p></draw:text-box></draw:frame><draw:frame draw:style-name="gr5" draw:text-style-name="P7" svg:width="0.1685in" svg:height="0.3024in" svg:x="0.8776in" svg:y="0.3815in"><draw:text-box><text:p><text:span text:style-name="T7">A</text:span></text:p></draw:text-box></draw:frame><draw:frame draw:style-name="gr4" draw:text-style-name="P8" svg:width="0.3012in" svg:height="0.3024in" svg:x="0.9776in" svg:y="0.1598in"><draw:text-box><text:p><text:span text:style-name="T8">ဵ</text:span></text:p></draw:text-box></draw:frame></draw:g><draw:g text:anchor-type="paragraph" draw:z-index="41" draw:style-name="gr2"><draw:custom-shape draw:style-name="gr3" svg:width="0.4303in" svg:height="0.4303in" svg:x="1.3098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012in" svg:height="0.3024in" svg:x="1.4472in" svg:y="0.35in"><draw:text-box><text:p><text:span text:style-name="T12">ႄ</text:span></text:p></draw:text-box></draw:frame><draw:frame draw:style-name="gr5" draw:text-style-name="P7" svg:width="0.1685in" svg:height="0.3024in" svg:x="1.3472in" svg:y="0.3815in"><draw:text-box><text:p><text:span text:style-name="T7">S</text:span></text:p></draw:text-box></draw:frame><draw:frame draw:style-name="gr4" draw:text-style-name="P14" svg:width="0.3012in" svg:height="0.3024in" svg:x="1.4472in" svg:y="0.1598in"><draw:text-box><text:p><text:span text:style-name="T13">ႅ</text:span></text:p></draw:text-box></draw:frame></draw:g><draw:g text:anchor-type="paragraph" draw:z-index="42" draw:style-name="gr2"><draw:custom-shape draw:style-name="gr3" svg:width="0.4303in" svg:height="0.4303in" svg:x="1.7819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012in" svg:height="0.3024in" svg:x="1.9193in" svg:y="0.3512in"><draw:text-box><text:p><text:span text:style-name="T12">ိ</text:span></text:p></draw:text-box></draw:frame><draw:frame draw:style-name="gr5" draw:text-style-name="P7" svg:width="0.1685in" svg:height="0.3024in" svg:x="1.8193in" svg:y="0.3827in"><draw:text-box><text:p><text:span text:style-name="T7">D</text:span></text:p></draw:text-box></draw:frame><draw:frame draw:style-name="gr4" draw:text-style-name="P14" svg:width="0.3012in" svg:height="0.3024in" svg:x="1.9193in" svg:y="0.161in"><draw:text-box><text:p><text:span text:style-name="T13">ီ</text:span></text:p></draw:text-box></draw:frame></draw:g><draw:g text:anchor-type="paragraph" draw:z-index="43" draw:style-name="gr2"><draw:custom-shape draw:style-name="gr3" svg:width="0.4303in" svg:height="0.4303in" svg:x="2.25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3874in" svg:y="0.35in"><draw:text-box><text:p><text:span text:style-name="T6">်</text:span></text:p></draw:text-box></draw:frame><draw:frame draw:style-name="gr5" draw:text-style-name="P7" svg:width="0.1685in" svg:height="0.3024in" svg:x="2.2874in" svg:y="0.3815in"><draw:text-box><text:p><text:span text:style-name="T7">F</text:span></text:p></draw:text-box></draw:frame><draw:frame draw:style-name="gr4" draw:text-style-name="P14" svg:width="0.3012in" svg:height="0.3024in" svg:x="2.3874in" svg:y="0.1598in"><draw:text-box><text:p><text:span text:style-name="T13">ံ</text:span></text:p></draw:text-box></draw:frame></draw:g><draw:g text:anchor-type="paragraph" draw:z-index="44" draw:style-name="gr2"><draw:custom-shape draw:style-name="gr3" svg:width="0.4303in" svg:height="0.4303in" svg:x="2.7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8528in" svg:y="0.3512in"><draw:text-box><text:p><text:span text:style-name="T6">ွ</text:span></text:p></draw:text-box></draw:frame><draw:frame draw:style-name="gr5" draw:text-style-name="P7" svg:width="0.1685in" svg:height="0.3024in" svg:x="2.7528in" svg:y="0.3827in"><draw:text-box><text:p><text:span text:style-name="T7">G</text:span></text:p></draw:text-box></draw:frame><draw:frame draw:style-name="gr4" draw:text-style-name="P8" svg:width="0.3012in" svg:height="0.3024in" svg:x="2.8528in" svg:y="0.161in"><draw:text-box><text:p><text:span text:style-name="T8">ႂ</text:span></text:p></draw:text-box></draw:frame></draw:g><draw:g text:anchor-type="paragraph" draw:z-index="45" draw:style-name="gr2"><draw:custom-shape draw:style-name="gr3" svg:width="0.4303in" svg:height="0.4303in" svg:x="3.179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3173in" svg:y="0.35in"><draw:text-box><text:p><text:span text:style-name="T6">ႉ</text:span></text:p></draw:text-box></draw:frame><draw:frame draw:style-name="gr5" draw:text-style-name="P7" svg:width="0.1685in" svg:height="0.3024in" svg:x="3.2173in" svg:y="0.3815in"><draw:text-box><text:p><text:span text:style-name="T7">H</text:span></text:p></draw:text-box></draw:frame><draw:frame draw:style-name="gr4" draw:text-style-name="P8" svg:width="0.3012in" svg:height="0.3024in" svg:x="3.3173in" svg:y="0.1598in"><draw:text-box><text:p><text:span text:style-name="T8">့</text:span></text:p></draw:text-box></draw:frame></draw:g><draw:g text:anchor-type="paragraph" draw:z-index="46" draw:style-name="gr2"><draw:custom-shape draw:style-name="gr3" svg:width="0.4303in" svg:height="0.4303in" svg:x="3.6402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7776in" svg:y="0.35in"><draw:text-box><text:p><text:span text:style-name="T6">ႈ</text:span></text:p></draw:text-box></draw:frame><draw:frame draw:style-name="gr5" draw:text-style-name="P7" svg:width="0.1685in" svg:height="0.3024in" svg:x="3.6776in" svg:y="0.3815in"><draw:text-box><text:p><text:span text:style-name="T7">J</text:span></text:p></draw:text-box></draw:frame><draw:frame draw:style-name="gr4" draw:text-style-name="P8" svg:width="0.3012in" svg:height="0.3024in" svg:x="3.7776in" svg:y="0.1598in"><draw:text-box><text:p><text:span text:style-name="T8">ႂ</text:span><text:span text:style-name="T14">်</text:span></text:p></draw:text-box></draw:frame></draw:g><draw:g text:anchor-type="paragraph" draw:z-index="47" draw:style-name="gr2"><draw:custom-shape draw:style-name="gr3" svg:width="0.4303in" svg:height="0.4303in" svg:x="4.115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4.2528in" svg:y="0.3512in"><draw:text-box><text:p><text:span text:style-name="T6">ု</text:span></text:p></draw:text-box></draw:frame><draw:frame draw:style-name="gr5" draw:text-style-name="P7" svg:width="0.1685in" svg:height="0.3024in" svg:x="4.1528in" svg:y="0.3827in"><draw:text-box><text:p><text:span text:style-name="T7">K</text:span></text:p></draw:text-box></draw:frame><draw:frame draw:style-name="gr4" draw:text-style-name="P8" svg:width="0.3012in" svg:height="0.3024in" svg:x="4.2528in" svg:y="0.161in"><draw:text-box><text:p><text:span text:style-name="T8">ျ</text:span></text:p></draw:text-box></draw:frame></draw:g><draw:g text:anchor-type="paragraph" draw:z-index="48" draw:style-name="gr2"><draw:custom-shape draw:style-name="gr3" svg:width="0.4303in" svg:height="0.4303in" svg:x="4.5819in" svg:y="0.193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012in" svg:height="0.3024in" svg:x="4.7193in" svg:y="0.3504in"><draw:text-box><text:p><text:span text:style-name="T6">ူ</text:span></text:p></draw:text-box></draw:frame><draw:frame draw:style-name="gr5" draw:text-style-name="P7" svg:width="0.1685in" svg:height="0.3024in" svg:x="4.6193in" svg:y="0.3819in"><draw:text-box><text:p><text:span text:style-name="T7">L</text:span></text:p></draw:text-box></draw:frame><draw:frame draw:style-name="gr4" draw:text-style-name="P11" svg:width="0.3012in" svg:height="0.3024in" svg:x="4.7193in" svg:y="0.1602in"><draw:text-box><text:p><text:span text:style-name="T8">ြ</text:span></text:p></draw:text-box></draw:frame></draw:g><draw:g text:anchor-type="paragraph" draw:z-index="49" draw:style-name="gr2"><draw:custom-shape draw:style-name="gr3" svg:width="0.4303in" svg:height="0.4303in" svg:x="5.0484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3" svg:width="0.3012in" svg:height="0.3024in" svg:x="5.1858in" svg:y="0.3512in"><draw:text-box><text:p><text:span text:style-name="T6">း</text:span></text:p></draw:text-box></draw:frame><draw:frame draw:style-name="gr5" draw:text-style-name="P7" svg:width="0.1685in" svg:height="0.3024in" svg:x="5.0858in" svg:y="0.3827in"><draw:text-box><text:p><text:span text:style-name="T7">;</text:span></text:p></draw:text-box></draw:frame><draw:frame draw:style-name="gr4" draw:text-style-name="P11" svg:width="0.3012in" svg:height="0.3024in" svg:x="5.1858in" svg:y="0.161in"><draw:text-box><text:p><text:span text:style-name="T8">ႊ</text:span></text:p></draw:text-box></draw:frame></draw:g><draw:g text:anchor-type="paragraph" draw:z-index="50" draw:style-name="gr2"><draw:custom-shape draw:style-name="gr3" svg:width="0.4303in" svg:height="0.4303in" svg:x="5.5118in" svg:y="0.194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6492in" svg:y="0.3512in"><draw:text-box><text:p><text:span text:style-name="T10">'</text:span></text:p></draw:text-box></draw:frame><draw:frame draw:style-name="gr5" draw:text-style-name="P7" svg:width="0.1685in" svg:height="0.3024in" svg:x="5.5492in" svg:y="0.3827in"><draw:text-box><text:p><text:span text:style-name="T7">'</text:span></text:p></draw:text-box></draw:frame><draw:frame draw:style-name="gr4" draw:text-style-name="P11" svg:width="0.3012in" svg:height="0.3024in" svg:x="5.6492in" svg:y="0.161in"><draw:text-box><text:p><text:span text:style-name="T11">"</text:span></text:p></draw:text-box></draw:frame></draw:g></text:p>
      <text:p text:style-name="Standard"/>
      <text:p text:style-name="Standard"/>
      <text:p text:style-name="Standard"><draw:g text:anchor-type="paragraph" draw:z-index="5" draw:style-name="gr2"><draw:custom-shape draw:style-name="gr3" svg:width="1.0205in" svg:height="0.4205in" svg:x="0.0201in" svg:y="0.09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" draw:text-style-name="P5" svg:width="0.4071in" svg:height="0.3024in" svg:x="0.3701in" svg:y="0.1484in"><draw:text-box><text:p><text:span text:style-name="T5">Shift</text:span></text:p></draw:text-box></draw:frame></draw:g><draw:g text:anchor-type="paragraph" draw:z-index="51" draw:style-name="gr2"><draw:custom-shape draw:style-name="gr3" svg:width="0.4303in" svg:height="0.4303in" svg:x="1.0819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2193in" svg:y="0.2386in"><draw:text-box><text:p><text:span text:style-name="T6">ၽ</text:span></text:p></draw:text-box></draw:frame><draw:frame draw:style-name="gr5" draw:text-style-name="P7" svg:width="0.1685in" svg:height="0.3024in" svg:x="1.1193in" svg:y="0.2701in"><draw:text-box><text:p><text:span text:style-name="T7">Z</text:span></text:p></draw:text-box></draw:frame><draw:frame draw:style-name="gr4" draw:text-style-name="P8" svg:width="0.3012in" svg:height="0.3024in" svg:x="1.2193in" svg:y="0.0484in"><draw:text-box><text:p><text:span text:style-name="T8">ၾ</text:span></text:p></draw:text-box></draw:frame></draw:g><draw:g text:anchor-type="paragraph" draw:z-index="52" draw:style-name="gr2"><draw:custom-shape draw:style-name="gr3" svg:width="0.4303in" svg:height="0.4303in" svg:x="1.5402in" svg:y="0.079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1.6776in" svg:y="0.237in"><draw:text-box><text:p><text:span text:style-name="T6">ထ</text:span></text:p></draw:text-box></draw:frame><draw:frame draw:style-name="gr5" draw:text-style-name="P7" svg:width="0.1685in" svg:height="0.3024in" svg:x="1.5776in" svg:y="0.2681in"><draw:text-box><text:p><text:span text:style-name="T7">X</text:span></text:p></draw:text-box></draw:frame></draw:g><draw:g text:anchor-type="paragraph" draw:z-index="53" draw:style-name="gr2"><draw:custom-shape draw:style-name="gr3" svg:width="0.4303in" svg:height="0.4303in" svg:x="2in" svg:y="0.079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1374in" svg:y="0.237in"><draw:text-box><text:p><text:span text:style-name="T6">ၶ</text:span></text:p></draw:text-box></draw:frame><draw:frame draw:style-name="gr5" draw:text-style-name="P7" svg:width="0.1685in" svg:height="0.3024in" svg:x="2.0374in" svg:y="0.2681in"><draw:text-box><text:p><text:span text:style-name="T7">C</text:span></text:p></draw:text-box></draw:frame></draw:g><draw:g text:anchor-type="paragraph" draw:z-index="54" draw:style-name="gr2"><draw:custom-shape draw:style-name="gr3" svg:width="0.4303in" svg:height="0.4303in" svg:x="2.4701in" svg:y="0.079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2.6075in" svg:y="0.2362in"><draw:text-box><text:p><text:span text:style-name="T6">လ</text:span></text:p></draw:text-box></draw:frame><draw:frame draw:style-name="gr5" draw:text-style-name="P7" svg:width="0.1685in" svg:height="0.3024in" svg:x="2.5075in" svg:y="0.2673in"><draw:text-box><text:p><text:span text:style-name="T7">V</text:span></text:p></draw:text-box></draw:frame></draw:g><draw:g text:anchor-type="paragraph" draw:z-index="55" draw:style-name="gr2"><draw:custom-shape draw:style-name="gr3" svg:width="0.4303in" svg:height="0.4303in" svg:x="2.9472in" svg:y="0.081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0846in" svg:y="0.2386in"><draw:text-box><text:p><text:span text:style-name="T6">ႇ</text:span></text:p></draw:text-box></draw:frame><draw:frame draw:style-name="gr5" draw:text-style-name="P7" svg:width="0.1685in" svg:height="0.3024in" svg:x="2.9846in" svg:y="0.2701in"><draw:text-box><text:p><text:span text:style-name="T7">B</text:span></text:p></draw:text-box></draw:frame><draw:frame draw:style-name="gr4" draw:text-style-name="P8" svg:width="0.3012in" svg:height="0.3024in" svg:x="3.0846in" svg:y="0.0484in"><draw:text-box><text:p><text:span text:style-name="T8">ႆ</text:span></text:p></draw:text-box></draw:frame></draw:g><draw:g text:anchor-type="paragraph" draw:z-index="56" draw:style-name="gr2"><draw:custom-shape draw:style-name="gr3" svg:width="0.4303in" svg:height="0.4303in" svg:x="3.4098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6" svg:width="0.3012in" svg:height="0.3024in" svg:x="3.5472in" svg:y="0.2402in"><draw:text-box><text:p><text:span text:style-name="T6">ၺ</text:span></text:p></draw:text-box></draw:frame><draw:frame draw:style-name="gr5" draw:text-style-name="P7" svg:width="0.1685in" svg:height="0.3024in" svg:x="3.4472in" svg:y="0.2717in"><draw:text-box><text:p><text:span text:style-name="T7">N</text:span></text:p></draw:text-box></draw:frame><draw:frame draw:style-name="gr4" draw:text-style-name="P8" svg:width="0.3012in" svg:height="0.3024in" svg:x="3.5472in" svg:y="0.05in"><draw:text-box><text:p><text:span text:style-name="T8">ယ</text:span></text:p></draw:text-box></draw:frame></draw:g><draw:g text:anchor-type="paragraph" draw:z-index="57" draw:style-name="gr2"><draw:custom-shape draw:style-name="gr3" svg:width="0.4303in" svg:height="0.4303in" svg:x="3.8827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2" svg:width="0.3012in" svg:height="0.3024in" svg:x="4.0201in" svg:y="0.2402in"><draw:text-box><text:p><text:span text:style-name="T12">ၢ</text:span></text:p></draw:text-box></draw:frame><draw:frame draw:style-name="gr5" draw:text-style-name="P7" svg:width="0.1685in" svg:height="0.3024in" svg:x="3.9201in" svg:y="0.2717in"><draw:text-box><text:p><text:span text:style-name="T7">M</text:span></text:p></draw:text-box></draw:frame><draw:frame draw:style-name="gr4" draw:text-style-name="P8" svg:width="0.3012in" svg:height="0.3024in" svg:x="4.0201in" svg:y="0.05in"><draw:text-box><text:p><text:span text:style-name="T8">ႃ</text:span></text:p></draw:text-box></draw:frame></draw:g><draw:g text:anchor-type="paragraph" draw:z-index="58" draw:style-name="gr2"><draw:custom-shape draw:style-name="gr3" svg:width="0.4303in" svg:height="0.4303in" svg:x="4.3492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4866in" svg:y="0.2394in"><draw:text-box><text:p><text:span text:style-name="T10">,</text:span></text:p></draw:text-box></draw:frame><draw:frame draw:style-name="gr5" draw:text-style-name="P7" svg:width="0.1685in" svg:height="0.3024in" svg:x="4.3866in" svg:y="0.2709in"><draw:text-box><text:p><text:span text:style-name="T7">,</text:span></text:p></draw:text-box></draw:frame><draw:frame draw:style-name="gr4" draw:text-style-name="P11" svg:width="0.3012in" svg:height="0.3024in" svg:x="4.4866in" svg:y="0.0492in"><draw:text-box><text:p><text:span text:style-name="T11">၊</text:span></text:p></draw:text-box></draw:frame></draw:g><draw:g text:anchor-type="paragraph" draw:z-index="59" draw:style-name="gr2"><draw:custom-shape draw:style-name="gr3" svg:width="0.4303in" svg:height="0.4303in" svg:x="4.8161in" svg:y="0.083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4.9535in" svg:y="0.2394in"><draw:text-box><text:p><text:span text:style-name="T10">.</text:span></text:p></draw:text-box></draw:frame><draw:frame draw:style-name="gr5" draw:text-style-name="P7" svg:width="0.1685in" svg:height="0.3024in" svg:x="4.8535in" svg:y="0.2709in"><draw:text-box><text:p><text:span text:style-name="T7">.</text:span></text:p></draw:text-box></draw:frame><draw:frame draw:style-name="gr4" draw:text-style-name="P8" svg:width="0.3012in" svg:height="0.3024in" svg:x="4.9535in" svg:y="0.0492in"><draw:text-box><text:p><text:span text:style-name="T8">။</text:span></text:p></draw:text-box></draw:frame></draw:g><draw:g text:anchor-type="paragraph" draw:z-index="60" draw:style-name="gr2"><draw:custom-shape draw:style-name="gr3" svg:width="0.4303in" svg:height="0.4303in" svg:x="5.2791in" svg:y="0.0839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4" draw:text-style-name="P10" svg:width="0.3012in" svg:height="0.3024in" svg:x="5.4165in" svg:y="0.2402in"><draw:text-box><text:p><text:span text:style-name="T10">/</text:span></text:p></draw:text-box></draw:frame><draw:frame draw:style-name="gr5" draw:text-style-name="P7" svg:width="0.1685in" svg:height="0.3024in" svg:x="5.3165in" svg:y="0.2713in"><draw:text-box><text:p><text:span text:style-name="T7">/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P3">Yunghkio Keyboard</text:p>
      <text:p text:style-name="P3"/>
      <text:p text:style-name="P1"/>
      <text:p text:style-name="P2"><text:span text:style-name="T2">NOTE: </text:span><text:span text:style-name="T3">Pictures maintain a border, so either do a "Page Preview" or "Export to PDF", then capture the image &amp; save it for the User's Guide. (We don't use the keyboard itself </text:span><text:span text:style-name="T1">because we don't want to require Yunghkio or Padauk to view it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S Shell Dlg 2" svg:font-family="'MS Shell Dlg 2'"/>
    <style:font-face style:name="Padauk" svg:font-family="Padauk"/>
    <style:font-face style:name="Tahoma3" svg:font-family="Tahoma"/>
    <style:font-face style:name="F" svg:font-family="" style:font-family-generic="roman"/>
    <style:font-face style:name="Courier New" svg:font-family="'Courier New'" style:font-family-generic="modern" style:font-pitch="fixed"/>
    <style:font-face style:name="Tahoma2" svg:font-family="Tahoma" style:font-pitch="variable"/>
    <style:font-face style:name="Times New Roman3" svg:font-family="'Times New Roman'" style:font-pitch="variable"/>
    <style:font-face style:name="Yunghkio Unicode" svg:font-family="'Yunghkio Unicode'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Zawgyi-One" svg:font-family="Zawgyi-On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gradient draw:name="Button2" draw:style="axial" draw:start-color="#e6e6ff" draw:end-color="#ffffff" draw:start-intensity="95%" draw:end-intensity="95%" draw:angle="0" draw:border="5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19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45M34S</meta:editing-duration>
    <meta:editing-cycles>96</meta:editing-cycles>
    <meta:generator>OpenOffice.org/3.2$Win32 OpenOffice.org_project/320m18$Build-9502</meta:generator>
    <dc:date>2010-11-23T15:13:23.08</dc:date>
    <dc:creator>Seth Hetu</dc:creator>
    <meta:document-statistic meta:table-count="0" meta:image-count="3" meta:object-count="0" meta:page-count="1" meta:paragraph-count="2" meta:word-count="46" meta:character-count="254"/>
    <meta:user-defined meta:name="Info 1"/>
    <meta:user-defined meta:name="Info 2"/>
    <meta:user-defined meta:name="Info 3"/>
    <meta:user-defined meta:name="Info 4"/>
  </office:meta>
</office:document-meta>
</file>